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ataFromControlboxToDMC" style:family="table">
      <style:table-properties style:width="3.7604in" table:align="left"/>
    </style:style>
    <style:style style:name="DataFromControlboxToDMC.A" style:family="table-column">
      <style:table-column-properties style:column-width="1.0729in"/>
    </style:style>
    <style:style style:name="DataFromControlboxToDMC.B" style:family="table-column">
      <style:table-column-properties style:column-width="1.1667in"/>
    </style:style>
    <style:style style:name="DataFromControlboxToDMC.C" style:family="table-column">
      <style:table-column-properties style:column-width="1.5208in"/>
    </style:style>
    <style:style style:name="DataFromControlboxToDMC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FromControlboxToDMC.C1" style:family="table-cell">
      <style:table-cell-properties fo:padding="0.0382in" fo:border="0.05pt solid #000000"/>
    </style:style>
    <style:style style:name="DataFromControlboxToDMC.A2" style:family="table-cell">
      <style:table-cell-properties fo:padding="0.0382in" fo:border-left="0.05pt solid #000000" fo:border-right="none" fo:border-top="none" fo:border-bottom="0.05pt solid #000000"/>
    </style:style>
    <style:style style:name="DataFromControlboxToDMC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Ubuntu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color="#000000" style:font-name="Ubuntu" fo:font-size="12pt" fo:background-color="transparent" style:font-size-asian="12pt" style:font-size-complex="12pt"/>
    </style:style>
    <style:style style:name="P3" style:family="paragraph" style:parent-style-name="Standard">
      <style:text-properties fo:color="#000000" style:font-name="Ubuntu" fo:font-size="12pt" style:font-size-asian="12pt" style:font-size-complex="12pt"/>
    </style:style>
    <style:style style:name="P4" style:family="paragraph" style:parent-style-name="Standard"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000000" style:font-name="Ubuntu" fo:font-size="12pt" style:font-size-asian="12pt" style:font-size-complex="12pt"/>
    </style:style>
    <style:style style:name="T1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3f7f5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3f7f5f" style:font-name="Monospace" style:font-name-asian="Monospace" style:font-name-complex="Monospace"/>
    </style:style>
    <style:style style:name="T4" style:family="text">
      <style:text-properties fo:color="#3f7f5f" style:font-name="Monospace" style:text-underline-style="solid" style:text-underline-width="auto" style:text-underline-color="font-color" style:font-name-asian="Monospace" style:font-name-complex="Monospace"/>
    </style:style>
    <style:style style:name="T5" style:family="text">
      <style:text-properties fo:color="#3f7f5f" style:text-underline-style="solid" style:text-underline-width="auto" style:text-underline-color="font-color" style:font-name-asian="Monospace" style:font-name-complex="Monospace"/>
    </style:style>
    <style:style style:name="T6" style:family="text">
      <style:text-properties fo:color="#3f7f5f" style:font-name-asian="Monospace" style:font-name-complex="Monospace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style:text-underline-style="solid" style:text-underline-width="auto" style:text-underline-color="font-color" style:font-name-asian="Monospace" style:font-name-complex="Monospace"/>
    </style:style>
    <style:style style:name="T9" style:family="text">
      <style:text-properties fo:color="#3c3c3c" style:text-underline-style="solid" style:text-underline-width="auto" style:text-underline-color="font-color" style:font-name-asian="Monospace" style:font-name-complex="Monospace"/>
    </style:style>
    <style:style style:name="T10" style:family="text">
      <style:text-properties fo:color="#3c3c3c" style:font-name-asian="Monospace" style:font-name-complex="Monospace"/>
    </style:style>
    <style:style style:name="T11" style:family="text">
      <style:text-properties style:font-name-asian="Monospace" style:font-name-complex="Monospace"/>
    </style:style>
    <style:style style:name="T1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font-size="10pt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aning of Stat[] bits</text:p>
      <text:p text:style-name="P3"/>
      <text:p text:style-name="P1">$1 <text:s/><text:span text:style-name="T11">- 0 = stepper, 1 = other (</text:span><text:span text:style-name="T11">servo</text:span><text:span text:style-name="T11">, </text:span><text:span text:style-name="T11">piezo</text:span><text:span text:style-name="T11">,...)</text:span></text:p>
      <text:p text:style-name="P1"><text:span text:style-name="T11">$2 - encoder present</text:span></text:p>
      <text:p text:style-name="P1"><text:span text:style-name="T11">$4 - stepper operated in maintenance( pseudo-closed-loop) mode</text:span></text:p>
      <text:p text:style-name="P1"><text:span text:style-name="T11">$8 - remote manual control is active</text:span></text:p>
      <text:p text:style-name="P1"><text:span text:style-name="T11">$10 - specific microcode is running</text:span></text:p>
      <text:p text:style-name="P1"><text:span text:style-name="T11">$20 - ON/OFF is authorised</text:span></text:p>
      <text:p text:style-name="P1"><text:span text:style-name="T11">$40 - moving is authorised</text:span></text:p>
      <text:p text:style-name="P1"><text:span text:style-name="T11">$80 - position done, success |-/(=0 : moving)</text:span></text:p>
      <text:p text:style-name="P1"><text:span text:style-name="T11">$100 - position done, error</text:span></text:p>
      <text:p text:style-name="P1"><text:span text:style-name="T11">$200 - position reference seeking in progress</text:span></text:p>
      <text:p text:style-name="P1"><text:span text:style-name="T11">$400 - position reference done, success</text:span></text:p>
      <text:p text:style-name="P1"><text:span text:style-name="T11">$800 - position reference done, failed</text:span></text:p>
      <text:p text:style-name="P1"><text:span text:style-name="T11">$1000 - position error global, too much axes in position error</text:span></text:p>
      <text:p text:style-name="P1"><text:span text:style-name="T11">$2000 - position following error see OE</text:span></text:p>
      <text:p text:style-name="P1"><text:span text:style-name="T11">$4000 - axis is operated in slave mode (gearing)</text:span></text:p>
      <text:p text:style-name="P1"><text:span text:style-name="T11">$8000 - axis is operated in master mode (gearing)</text:span></text:p>
      <text:p text:style-name="P1"><text:span text:style-name="T11">$10000 - is initialized</text:span></text:p>
      <text:p text:style-name="P1"><text:span text:style-name="T11">$20000 - </text:span><text:span text:style-name="T11">lock pos. status (enabled or disabled?)</text:span></text:p>
      <text:p text:style-name="P2"><text:span text:style-name="T11"/></text:p>
      <text:p text:style-name="P2"><text:span text:style-name="T11"/></text:p>
      <text:p text:style-name="P4">x- axis id</text:p>
      <text:p text:style-name="P4"/>
      <table:table table:name="DataFromControlboxToDMC" table:style-name="DataFromControlboxToDMC">
        <table:table-column table:style-name="DataFromControlboxToDMC.A"/>
        <table:table-column table:style-name="DataFromControlboxToDMC.B"/>
        <table:table-column table:style-name="DataFromControlboxToDMC.C"/>
        <table:table-row>
          <table:table-cell table:style-name="DataFromControlboxToDMC.A1" office:value-type="string">
            <text:p text:style-name="P5">Array name</text:p>
          </table:table-cell>
          <table:table-cell table:style-name="DataFromControlboxToDMC.A1" office:value-type="string">
            <text:p text:style-name="P5">Data type</text:p>
          </table:table-cell>
          <table:table-cell table:style-name="DataFromControlboxToDMC.C1" office:value-type="string">
            <text:p text:style-name="P5">Description</text:p>
          </table:table-cell>
        </table:table-row>
        <table:table-row>
          <table:table-cell table:style-name="DataFromControlboxToDMC.A2" office:value-type="string">
            <text:p text:style-name="P6">Pos[x]</text:p>
          </table:table-cell>
          <table:table-cell table:style-name="DataFromControlboxToDMC.A2" office:value-type="string">
            <text:p text:style-name="P6">Double</text:p>
          </table:table-cell>
          <table:table-cell table:style-name="DataFromControlboxToDMC.C2" office:value-type="string">
            <text:p text:style-name="P6">Target position (abs)</text:p>
          </table:table-cell>
        </table:table-row>
        <table:table-row>
          <table:table-cell table:style-name="DataFromControlboxToDMC.A2" office:value-type="string">
            <text:p text:style-name="P6">Dbw[x]</text:p>
          </table:table-cell>
          <table:table-cell table:style-name="DataFromControlboxToDMC.A2" office:value-type="string">
            <text:p text:style-name="P6">Double</text:p>
          </table:table-cell>
          <table:table-cell table:style-name="DataFromControlboxToDMC.C2" office:value-type="string">
            <text:p text:style-name="P6">Required accuracy</text:p>
          </table:table-cell>
        </table:table-row>
        <table:table-row>
          <table:table-cell table:style-name="DataFromControlboxToDMC.A2" office:value-type="string">
            <text:p text:style-name="P6">IniPos[x]</text:p>
          </table:table-cell>
          <table:table-cell table:style-name="DataFromControlboxToDMC.A2" office:value-type="string">
            <text:p text:style-name="P6">Double</text:p>
          </table:table-cell>
          <table:table-cell table:style-name="DataFromControlboxToDMC.C2" office:value-type="string">
            <text:p text:style-name="P6">Initial position</text:p>
          </table:table-cell>
        </table:table-row>
        <table:table-row>
          <table:table-cell table:style-name="DataFromControlboxToDMC.A2" office:value-type="string">
            <text:p text:style-name="P6">IniSpeed[x]</text:p>
          </table:table-cell>
          <table:table-cell table:style-name="DataFromControlboxToDMC.A2" office:value-type="string">
            <text:p text:style-name="P6">Double</text:p>
          </table:table-cell>
          <table:table-cell table:style-name="DataFromControlboxToDMC.C2" office:value-type="string">
            <text:p text:style-name="P6">Initial speed</text:p>
          </table:table-cell>
        </table:table-row>
        <table:table-row>
          <table:table-cell table:style-name="DataFromControlboxToDMC.A2" office:value-type="string">
            <text:p text:style-name="P6">IniTyp[x]</text:p>
          </table:table-cell>
          <table:table-cell table:style-name="DataFromControlboxToDMC.A2" office:value-type="string">
            <text:p text:style-name="P6">ULong</text:p>
          </table:table-cell>
          <table:table-cell table:style-name="DataFromControlboxToDMC.C2" office:value-type="string">
            <text:p text:style-name="P6">Positioning strategy</text:p>
          </table:table-cell>
        </table:table-row>
        <table:table-row>
          <table:table-cell table:style-name="DataFromControlboxToDMC.A2" office:value-type="string">
            <text:p text:style-name="P6">Bck[x]</text:p>
          </table:table-cell>
          <table:table-cell table:style-name="DataFromControlboxToDMC.A2" office:value-type="string">
            <text:p text:style-name="P6">Double</text:p>
          </table:table-cell>
          <table:table-cell table:style-name="DataFromControlboxToDMC.C2" office:value-type="string">
            <text:p text:style-name="P6">Backlash</text:p>
          </table:table-cell>
        </table:table-row>
        <table:table-row>
          <table:table-cell table:style-name="DataFromControlboxToDMC.A2" office:value-type="string">
            <text:p text:style-name="P6">Percent[x]</text:p>
          </table:table-cell>
          <table:table-cell table:style-name="DataFromControlboxToDMC.A2" office:value-type="string">
            <text:p text:style-name="P6">double</text:p>
          </table:table-cell>
          <table:table-cell table:style-name="DataFromControlboxToDMC.C2" office:value-type="string">
            <text:p text:style-name="P6"/>
          </table:table-cell>
        </table:table-row>
        <table:table-row>
          <table:table-cell table:style-name="DataFromControlboxToDMC.A2" office:value-type="string">
            <text:p text:style-name="P6">NbRetry[x]</text:p>
          </table:table-cell>
          <table:table-cell table:style-name="DataFromControlboxToDMC.A2" office:value-type="string">
            <text:p text:style-name="P6">Ulong</text:p>
          </table:table-cell>
          <table:table-cell table:style-name="DataFromControlboxToDMC.C2" office:value-type="string">
            <text:p text:style-name="P6">Number of retries (3)</text:p>
          </table:table-cell>
        </table:table-row>
        <table:table-row>
          <table:table-cell table:style-name="DataFromControlboxToDMC.A2" office:value-type="string">
            <text:p text:style-name="P6">CpMp[x]</text:p>
          </table:table-cell>
          <table:table-cell table:style-name="DataFromControlboxToDMC.A2" office:value-type="string">
            <text:p text:style-name="P6">Uint</text:p>
          </table:table-cell>
          <table:table-cell table:style-name="DataFromControlboxToDMC.C2" office:value-type="string">
            <text:p text:style-name="P6">Configuration bits</text:p>
          </table:table-cell>
        </table:table-row>
        <table:table-row>
          <table:table-cell table:style-name="DataFromControlboxToDMC.A2" office:value-type="string">
            <text:p text:style-name="P6">StabTime[x]</text:p>
          </table:table-cell>
          <table:table-cell table:style-name="DataFromControlboxToDMC.A2" office:value-type="string">
            <text:p text:style-name="P6">Ulong</text:p>
          </table:table-cell>
          <table:table-cell table:style-name="DataFromControlboxToDMC.C2" office:value-type="string">
            <text:p text:style-name="P6">Settling time</text:p>
          </table:table-cell>
        </table:table-row>
        <table:table-row>
          <table:table-cell table:style-name="DataFromControlboxToDMC.A2" office:value-type="string">
            <text:p text:style-name="P6">GrAxis[x]</text:p>
          </table:table-cell>
          <table:table-cell table:style-name="DataFromControlboxToDMC.A2" office:value-type="string">
            <text:p text:style-name="P6">int(axis id)</text:p>
          </table:table-cell>
          <table:table-cell table:style-name="DataFromControlboxToDMC.C2" office:value-type="string">
            <text:p text:style-name="P6">Master axis number</text:p>
          </table:table-cell>
        </table:table-row>
        <table:table-row>
          <table:table-cell table:style-name="DataFromControlboxToDMC.A2" office:value-type="string">
            <text:p text:style-name="P6">GrRation</text:p>
          </table:table-cell>
          <table:table-cell table:style-name="DataFromControlboxToDMC.A2" office:value-type="string">
            <text:p text:style-name="P6">Double</text:p>
          </table:table-cell>
          <table:table-cell table:style-name="DataFromControlboxToDMC.C2" office:value-type="string">
            <text:p text:style-name="P6">Gearing ratio</text:p>
          </table:table-cell>
        </table:table-row>
        <table:table-row>
          <table:table-cell table:style-name="DataFromControlboxToDMC.A2" office:value-type="string">
            <text:p text:style-name="P6">Cmd[x]</text:p>
          </table:table-cell>
          <table:table-cell table:style-name="DataFromControlboxToDMC.A2" office:value-type="string">
            <text:p text:style-name="P6">$1-$100 (flags)</text:p>
          </table:table-cell>
          <table:table-cell table:style-name="DataFromControlboxToDMC.C2" office:value-type="string">
            <text:p text:style-name="P6">Commands</text:p>
          </table:table-cell>
        </table:table-row>
      </table:table>
      <text:p text:style-name="P3"><text:soft-page-break/></text:p>
      <text:p text:style-name="P3">$1 – stop</text:p>
      <text:p text:style-name="P3">$2 – jog +</text:p>
      <text:p text:style-name="P3">$4 – jog -</text:p>
      <text:p text:style-name="P3">$8 – absolute positioning</text:p>
      <text:p text:style-name="P3">$10 – Init reference position</text:p>
      <text:p text:style-name="P3">$20 – Motor ON</text:p>
      <text:p text:style-name="P3">$40 – Motor OFF</text:p>
      <text:p text:style-name="P3">$80 – Update for gearing</text:p>
      <text:p text:style-name="P3">$100 – Enable/Disable locking</text:p>
      <text:p text:style-name="P3"/>
      <text:p text:style-name="P2"><text:span text:style-name="T11">SpMini = (double) : default 32 Minimal speed in cou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dej Humar</meta:initial-creator>
    <meta:creation-date>2012-07-30T13:00:51</meta:creation-date>
    <dc:date>2012-07-30T13:19:11</dc:date>
    <dc:creator>Tadej Humar</dc:creator>
    <meta:editing-duration>PT3M9S</meta:editing-duration>
    <meta:editing-cycles>2</meta:editing-cycles>
    <meta:generator>LibreOffice/3.4$Linux LibreOffice_project/340m1$Build-402</meta:generator>
    <meta:document-statistic meta:table-count="1" meta:image-count="0" meta:object-count="0" meta:page-count="2" meta:paragraph-count="71" meta:word-count="238" meta:character-count="1378" meta:non-whitespace-character-count="1210"/>
  </office:meta>
</office:document-meta>
</file>